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146in"/>
    </style:style>
    <style:style style:name="co2" style:family="table-column">
      <style:table-column-properties fo:break-before="auto" style:column-width="1.8862in"/>
    </style:style>
    <style:style style:name="co3" style:family="table-column">
      <style:table-column-properties fo:break-before="auto" style:column-width="0.422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runs/f51m_233.real/o/f51m_233.real.o.7.9</text:p>
          </table:table-cell>
          <table:table-cell office:value-type="string">
            <text:p>Quantum Cost Improvement</text:p>
          </table:table-cell>
          <table:table-cell office:value-type="float" office:value="4472">
            <text:p>4472</text:p>
          </table:table-cell>
        </table:table-row>
        <table:table-row table:style-name="ro1">
          <table:table-cell office:value-type="string">
            <text:p>runs/f51m_233.real/o/f51m_233.real.o.7.4</text:p>
          </table:table-cell>
          <table:table-cell office:value-type="string">
            <text:p>Quantum Cost Improvement</text:p>
          </table:table-cell>
          <table:table-cell office:value-type="float" office:value="3286">
            <text:p>3286</text:p>
          </table:table-cell>
        </table:table-row>
        <table:table-row table:style-name="ro1">
          <table:table-cell office:value-type="string">
            <text:p>runs/f51m_233.real/o/f51m_233.real.o.7.9</text:p>
          </table:table-cell>
          <table:table-cell office:value-type="string">
            <text:p>Quantum Cost Improvement</text:p>
          </table:table-cell>
          <table:table-cell office:value-type="float" office:value="3216">
            <text:p>3216</text:p>
          </table:table-cell>
        </table:table-row>
        <table:table-row table:style-name="ro1">
          <table:table-cell office:value-type="string">
            <text:p>runs/f51m_233.real/o/f51m_233.real.o.7.9</text:p>
          </table:table-cell>
          <table:table-cell office:value-type="string">
            <text:p>Quantum Cost Improvement</text:p>
          </table:table-cell>
          <table:table-cell office:value-type="float" office:value="2724">
            <text:p>2724</text:p>
          </table:table-cell>
        </table:table-row>
        <table:table-row table:style-name="ro1">
          <table:table-cell office:value-type="string">
            <text:p>runs/f51m_233.real/o/f51m_233.real.o.7.4</text:p>
          </table:table-cell>
          <table:table-cell office:value-type="string">
            <text:p>Quantum Cost Improvement</text:p>
          </table:table-cell>
          <table:table-cell office:value-type="float" office:value="2534">
            <text:p>2534</text:p>
          </table:table-cell>
        </table:table-row>
        <table:table-row table:style-name="ro1">
          <table:table-cell office:value-type="string">
            <text:p>runs/f51m_233.real/o/f51m_233.real.o.7.4</text:p>
          </table:table-cell>
          <table:table-cell office:value-type="string">
            <text:p>Quantum Cost Improvement</text:p>
          </table:table-cell>
          <table:table-cell office:value-type="float" office:value="2300">
            <text:p>2300</text:p>
          </table:table-cell>
        </table:table-row>
        <table:table-row table:style-name="ro1">
          <table:table-cell office:value-type="string">
            <text:p>runs/f51m_233.real/o/f51m_233.real.o.7.8</text:p>
          </table:table-cell>
          <table:table-cell office:value-type="string">
            <text:p>Quantum Cost Improvement</text:p>
          </table:table-cell>
          <table:table-cell office:value-type="float" office:value="2280">
            <text:p>2280</text:p>
          </table:table-cell>
        </table:table-row>
        <table:table-row table:style-name="ro1">
          <table:table-cell office:value-type="string">
            <text:p>runs/f51m_233.real/o/f51m_233.real.o.7.4</text:p>
          </table:table-cell>
          <table:table-cell office:value-type="string">
            <text:p>Quantum Cost Improvement</text:p>
          </table:table-cell>
          <table:table-cell office:value-type="float" office:value="2224">
            <text:p>2224</text:p>
          </table:table-cell>
        </table:table-row>
        <table:table-row table:style-name="ro1">
          <table:table-cell office:value-type="string">
            <text:p>runs/f51m_233.real/o/f51m_233.real.o.7.2</text:p>
          </table:table-cell>
          <table:table-cell office:value-type="string">
            <text:p>Quantum Cost Improvement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string">
            <text:p>runs/f51m_233.real/o/f51m_233.real.o.7.5</text:p>
          </table:table-cell>
          <table:table-cell office:value-type="string">
            <text:p>Quantum Cost Improvement</text:p>
          </table:table-cell>
          <table:table-cell office:value-type="float" office:value="2040">
            <text:p>2040</text:p>
          </table:table-cell>
        </table:table-row>
        <table:table-row table:style-name="ro1">
          <table:table-cell office:value-type="string">
            <text:p>runs/f51m_233.real/o/f51m_233.real.o.7.4</text:p>
          </table:table-cell>
          <table:table-cell office:value-type="string">
            <text:p>Quantum Cost Improvement</text:p>
          </table:table-cell>
          <table:table-cell office:value-type="float" office:value="2022">
            <text:p>2022</text:p>
          </table:table-cell>
        </table:table-row>
        <table:table-row table:style-name="ro1">
          <table:table-cell office:value-type="string">
            <text:p>runs/f51m_233.real/o/f51m_233.real.o.7.5</text:p>
          </table:table-cell>
          <table:table-cell office:value-type="string">
            <text:p>Quantum Cost Improvement</text:p>
          </table:table-cell>
          <table:table-cell office:value-type="float" office:value="1972">
            <text:p>1972</text:p>
          </table:table-cell>
        </table:table-row>
        <table:table-row table:style-name="ro1">
          <table:table-cell office:value-type="string">
            <text:p>runs/f51m_233.real/o/f51m_233.real.o.7.4</text:p>
          </table:table-cell>
          <table:table-cell office:value-type="string">
            <text:p>Quantum Cost Improvement</text:p>
          </table:table-cell>
          <table:table-cell office:value-type="float" office:value="1964">
            <text:p>1964</text:p>
          </table:table-cell>
        </table:table-row>
        <table:table-row table:style-name="ro1">
          <table:table-cell office:value-type="string">
            <text:p>runs/f51m_233.real/o/f51m_233.real.o.7.2</text:p>
          </table:table-cell>
          <table:table-cell office:value-type="string">
            <text:p>Quantum Cost Improvement</text:p>
          </table:table-cell>
          <table:table-cell office:value-type="float" office:value="1936">
            <text:p>1936</text:p>
          </table:table-cell>
        </table:table-row>
        <table:table-row table:style-name="ro1">
          <table:table-cell office:value-type="string">
            <text:p>runs/f51m_233.real/o/f51m_233.real.o.7.9</text:p>
          </table:table-cell>
          <table:table-cell office:value-type="string">
            <text:p>Quantum Cost Improvement</text:p>
          </table:table-cell>
          <table:table-cell office:value-type="float" office:value="1832">
            <text:p>1832</text:p>
          </table:table-cell>
        </table:table-row>
        <table:table-row table:style-name="ro1">
          <table:table-cell office:value-type="string">
            <text:p>runs/f51m_233.real/o/f51m_233.real.o.7.2</text:p>
          </table:table-cell>
          <table:table-cell office:value-type="string">
            <text:p>Quantum Cost Improvement</text:p>
          </table:table-cell>
          <table:table-cell office:value-type="float" office:value="1760">
            <text:p>1760</text:p>
          </table:table-cell>
        </table:table-row>
        <table:table-row table:style-name="ro1">
          <table:table-cell office:value-type="string">
            <text:p>runs/f51m_233.real/o/f51m_233.real.o.7.4</text:p>
          </table:table-cell>
          <table:table-cell office:value-type="string">
            <text:p>Quantum Cost Improvement</text:p>
          </table:table-cell>
          <table:table-cell office:value-type="float" office:value="1732">
            <text:p>1732</text:p>
          </table:table-cell>
        </table:table-row>
        <table:table-row table:style-name="ro1">
          <table:table-cell office:value-type="string">
            <text:p>runs/f51m_233.real/o/f51m_233.real.o.7.4</text:p>
          </table:table-cell>
          <table:table-cell office:value-type="string">
            <text:p>Quantum Cost Improvement</text:p>
          </table:table-cell>
          <table:table-cell office:value-type="float" office:value="1696">
            <text:p>1696</text:p>
          </table:table-cell>
        </table:table-row>
        <table:table-row table:style-name="ro1">
          <table:table-cell office:value-type="string">
            <text:p>runs/f51m_233.real/o/f51m_233.real.o.7.4</text:p>
          </table:table-cell>
          <table:table-cell office:value-type="string">
            <text:p>Quantum Cost Improvement</text:p>
          </table:table-cell>
          <table:table-cell office:value-type="float" office:value="1630">
            <text:p>1630</text:p>
          </table:table-cell>
        </table:table-row>
        <table:table-row table:style-name="ro1">
          <table:table-cell office:value-type="string">
            <text:p>runs/f51m_233.real/o/f51m_233.real.o.7.5</text:p>
          </table:table-cell>
          <table:table-cell office:value-type="string">
            <text:p>Quantum Cost Improvement</text:p>
          </table:table-cell>
          <table:table-cell office:value-type="float" office:value="1576">
            <text:p>1576</text:p>
          </table:table-cell>
        </table:table-row>
        <table:table-row table:style-name="ro1">
          <table:table-cell office:value-type="string">
            <text:p>runs/f51m_233.real/o/f51m_233.real.o.7.2</text:p>
          </table:table-cell>
          <table:table-cell office:value-type="string">
            <text:p>Quantum Cost Improvement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string">
            <text:p>runs/f51m_233.real/o/f51m_233.real.o.7.5</text:p>
          </table:table-cell>
          <table:table-cell office:value-type="string">
            <text:p>Quantum Cost Improvement</text:p>
          </table:table-cell>
          <table:table-cell office:value-type="float" office:value="1396">
            <text:p>1396</text:p>
          </table:table-cell>
        </table:table-row>
        <table:table-row table:style-name="ro1">
          <table:table-cell office:value-type="string">
            <text:p>runs/f51m_233.real/o/f51m_233.real.o.7.2</text:p>
          </table:table-cell>
          <table:table-cell office:value-type="string">
            <text:p>Quantum Cost Improvement</text:p>
          </table:table-cell>
          <table:table-cell office:value-type="float" office:value="1388">
            <text:p>1388</text:p>
          </table:table-cell>
        </table:table-row>
        <table:table-row table:style-name="ro1">
          <table:table-cell office:value-type="string">
            <text:p>runs/f51m_233.real/o/f51m_233.real.o.7.9</text:p>
          </table:table-cell>
          <table:table-cell office:value-type="string">
            <text:p>Quantum Cost Improvement</text:p>
          </table:table-cell>
          <table:table-cell office:value-type="float" office:value="1360">
            <text:p>1360</text:p>
          </table:table-cell>
        </table:table-row>
        <table:table-row table:style-name="ro1">
          <table:table-cell office:value-type="string">
            <text:p>runs/f51m_233.real/o/f51m_233.real.o.7.5</text:p>
          </table:table-cell>
          <table:table-cell office:value-type="string">
            <text:p>Quantum Cost Improvement</text:p>
          </table:table-cell>
          <table:table-cell office:value-type="float" office:value="1336">
            <text:p>1336</text:p>
          </table:table-cell>
        </table:table-row>
        <table:table-row table:style-name="ro1">
          <table:table-cell office:value-type="string">
            <text:p>runs/f51m_233.real/o/f51m_233.real.o.7.4</text:p>
          </table:table-cell>
          <table:table-cell office:value-type="string">
            <text:p>Quantum Cost Improvement</text:p>
          </table:table-cell>
          <table:table-cell office:value-type="float" office:value="1320">
            <text:p>1320</text:p>
          </table:table-cell>
        </table:table-row>
        <table:table-row table:style-name="ro1">
          <table:table-cell office:value-type="string">
            <text:p>runs/f51m_233.real/o/f51m_233.real.o.7.5</text:p>
          </table:table-cell>
          <table:table-cell office:value-type="string">
            <text:p>Quantum Cost Improvement</text:p>
          </table:table-cell>
          <table:table-cell office:value-type="float" office:value="1296">
            <text:p>1296</text:p>
          </table:table-cell>
        </table:table-row>
        <table:table-row table:style-name="ro1">
          <table:table-cell office:value-type="string">
            <text:p>runs/f51m_233.real/o/f51m_233.real.o.7.2</text:p>
          </table:table-cell>
          <table:table-cell office:value-type="string">
            <text:p>Quantum Cost Improvement</text:p>
          </table:table-cell>
          <table:table-cell office:value-type="float" office:value="1284">
            <text:p>1284</text:p>
          </table:table-cell>
        </table:table-row>
        <table:table-row table:style-name="ro1">
          <table:table-cell office:value-type="string">
            <text:p>runs/f51m_233.real/o/f51m_233.real.o.7.5</text:p>
          </table:table-cell>
          <table:table-cell office:value-type="string">
            <text:p>Quantum Cost Improvement</text:p>
          </table:table-cell>
          <table:table-cell office:value-type="float" office:value="1284">
            <text:p>1284</text:p>
          </table:table-cell>
        </table:table-row>
        <table:table-row table:style-name="ro1">
          <table:table-cell office:value-type="string">
            <text:p>runs/f51m_233.real/o/f51m_233.real.o.7.5</text:p>
          </table:table-cell>
          <table:table-cell office:value-type="string">
            <text:p>Quantum Cost Improvement</text:p>
          </table:table-cell>
          <table:table-cell office:value-type="float" office:value="1236">
            <text:p>1236</text:p>
          </table:table-cell>
        </table:table-row>
        <table:table-row table:style-name="ro1">
          <table:table-cell office:value-type="string">
            <text:p>runs/f51m_233.real/o/f51m_233.real.o.7.4</text:p>
          </table:table-cell>
          <table:table-cell office:value-type="string">
            <text:p>Quantum Cost Improvement</text:p>
          </table:table-cell>
          <table:table-cell office:value-type="float" office:value="1084">
            <text:p>1084</text:p>
          </table:table-cell>
        </table:table-row>
        <table:table-row table:style-name="ro1">
          <table:table-cell office:value-type="string">
            <text:p>runs/f51m_233.real/o/f51m_233.real.o.7.2</text:p>
          </table:table-cell>
          <table:table-cell office:value-type="string">
            <text:p>Quantum Cost Improvement</text:p>
          </table:table-cell>
          <table:table-cell office:value-type="float" office:value="1080">
            <text:p>1080</text:p>
          </table:table-cell>
        </table:table-row>
        <table:table-row table:style-name="ro1">
          <table:table-cell office:value-type="string">
            <text:p>runs/f51m_233.real/o/f51m_233.real.o.7.9</text:p>
          </table:table-cell>
          <table:table-cell office:value-type="string">
            <text:p>Quantum Cost Improvement</text:p>
          </table:table-cell>
          <table:table-cell office:value-type="float" office:value="1056">
            <text:p>1056</text:p>
          </table:table-cell>
        </table:table-row>
        <table:table-row table:style-name="ro1">
          <table:table-cell office:value-type="string">
            <text:p>runs/f51m_233.real/o/f51m_233.real.o.7.5</text:p>
          </table:table-cell>
          <table:table-cell office:value-type="string">
            <text:p>Quantum Cost Improvement</text:p>
          </table:table-cell>
          <table:table-cell office:value-type="float" office:value="1008">
            <text:p>1008</text:p>
          </table:table-cell>
        </table:table-row>
        <table:table-row table:style-name="ro1">
          <table:table-cell office:value-type="string">
            <text:p>runs/f51m_233.real/o/f51m_233.real.o.7.4</text:p>
          </table:table-cell>
          <table:table-cell office:value-type="string">
            <text:p>Quantum Cost Improvement</text:p>
          </table:table-cell>
          <table:table-cell office:value-type="float" office:value="948">
            <text:p>948</text:p>
          </table:table-cell>
        </table:table-row>
        <table:table-row table:style-name="ro1">
          <table:table-cell office:value-type="string">
            <text:p>runs/f51m_233.real/o/f51m_233.real.o.7.4</text:p>
          </table:table-cell>
          <table:table-cell office:value-type="string">
            <text:p>Quantum Cost Improvement</text:p>
          </table:table-cell>
          <table:table-cell office:value-type="float" office:value="862">
            <text:p>862</text:p>
          </table:table-cell>
        </table:table-row>
        <table:table-row table:style-name="ro1">
          <table:table-cell office:value-type="string">
            <text:p>runs/f51m_233.real/o/f51m_233.real.o.7.5</text:p>
          </table:table-cell>
          <table:table-cell office:value-type="string">
            <text:p>Quantum Cost Improvement</text:p>
          </table:table-cell>
          <table:table-cell office:value-type="float" office:value="804">
            <text:p>804</text:p>
          </table:table-cell>
        </table:table-row>
        <table:table-row table:style-name="ro1">
          <table:table-cell office:value-type="string">
            <text:p>runs/f51m_233.real/o/f51m_233.real.o.7.5</text:p>
          </table:table-cell>
          <table:table-cell office:value-type="string">
            <text:p>Quantum Cost Improvement</text:p>
          </table:table-cell>
          <table:table-cell office:value-type="float" office:value="778">
            <text:p>778</text:p>
          </table:table-cell>
        </table:table-row>
        <table:table-row table:style-name="ro1">
          <table:table-cell office:value-type="string">
            <text:p>runs/f51m_233.real/o/f51m_233.real.o.7.5</text:p>
          </table:table-cell>
          <table:table-cell office:value-type="string">
            <text:p>Quantum Cost Improvement</text:p>
          </table:table-cell>
          <table:table-cell office:value-type="float" office:value="740">
            <text:p>740</text:p>
          </table:table-cell>
        </table:table-row>
        <table:table-row table:style-name="ro1">
          <table:table-cell office:value-type="string">
            <text:p>runs/f51m_233.real/o/f51m_233.real.o.7.4</text:p>
          </table:table-cell>
          <table:table-cell office:value-type="string">
            <text:p>Quantum Cost Improvement</text:p>
          </table:table-cell>
          <table:table-cell office:value-type="float" office:value="734">
            <text:p>734</text:p>
          </table:table-cell>
        </table:table-row>
        <table:table-row table:style-name="ro1">
          <table:table-cell office:value-type="string">
            <text:p>runs/f51m_233.real/o/f51m_233.real.o.7.5</text:p>
          </table:table-cell>
          <table:table-cell office:value-type="string">
            <text:p>Quantum Cost Improvement</text:p>
          </table:table-cell>
          <table:table-cell office:value-type="float" office:value="732">
            <text:p>732</text:p>
          </table:table-cell>
        </table:table-row>
        <table:table-row table:style-name="ro1">
          <table:table-cell office:value-type="string">
            <text:p>runs/f51m_233.real/o/f51m_233.real.o.7.4</text:p>
          </table:table-cell>
          <table:table-cell office:value-type="string">
            <text:p>Quantum Cost Improvement</text:p>
          </table:table-cell>
          <table:table-cell office:value-type="float" office:value="710">
            <text:p>710</text:p>
          </table:table-cell>
        </table:table-row>
        <table:table-row table:style-name="ro1">
          <table:table-cell office:value-type="string">
            <text:p>runs/f51m_233.real/o/f51m_233.real.o.7.5</text:p>
          </table:table-cell>
          <table:table-cell office:value-type="string">
            <text:p>Quantum Cost Improvement</text:p>
          </table:table-cell>
          <table:table-cell office:value-type="float" office:value="692">
            <text:p>692</text:p>
          </table:table-cell>
        </table:table-row>
        <table:table-row table:style-name="ro1">
          <table:table-cell office:value-type="string">
            <text:p>runs/f51m_233.real/o/f51m_233.real.o.7.5</text:p>
          </table:table-cell>
          <table:table-cell office:value-type="string">
            <text:p>Quantum Cost Improvement</text:p>
          </table:table-cell>
          <table:table-cell office:value-type="float" office:value="644">
            <text:p>644</text:p>
          </table:table-cell>
        </table:table-row>
        <table:table-row table:style-name="ro1">
          <table:table-cell office:value-type="string">
            <text:p>runs/f51m_233.real/o/f51m_233.real.o.7.1</text:p>
          </table:table-cell>
          <table:table-cell office:value-type="string">
            <text:p>Quantum Cost Improvement</text:p>
          </table:table-cell>
          <table:table-cell office:value-type="float" office:value="576">
            <text:p>576</text:p>
          </table:table-cell>
        </table:table-row>
        <table:table-row table:style-name="ro1">
          <table:table-cell office:value-type="string">
            <text:p>runs/f51m_233.real/o/f51m_233.real.o.7.5</text:p>
          </table:table-cell>
          <table:table-cell office:value-type="string">
            <text:p>Quantum Cost Improvement</text:p>
          </table:table-cell>
          <table:table-cell office:value-type="float" office:value="548">
            <text:p>548</text:p>
          </table:table-cell>
        </table:table-row>
        <table:table-row table:style-name="ro1">
          <table:table-cell office:value-type="string">
            <text:p>runs/f51m_233.real/o/f51m_233.real.o.7.1</text:p>
          </table:table-cell>
          <table:table-cell office:value-type="string">
            <text:p>Quantum Cost Improvement</text:p>
          </table:table-cell>
          <table:table-cell office:value-type="float" office:value="501">
            <text:p>501</text:p>
          </table:table-cell>
        </table:table-row>
        <table:table-row table:style-name="ro1">
          <table:table-cell office:value-type="string">
            <text:p>runs/f51m_233.real/o/f51m_233.real.o.7.4</text:p>
          </table:table-cell>
          <table:table-cell office:value-type="string">
            <text:p>Quantum Cost Improvement</text:p>
          </table:table-cell>
          <table:table-cell office:value-type="float" office:value="482">
            <text:p>482</text:p>
          </table:table-cell>
        </table:table-row>
        <table:table-row table:style-name="ro1">
          <table:table-cell office:value-type="string">
            <text:p>runs/f51m_233.real/o/f51m_233.real.o.7.5</text:p>
          </table:table-cell>
          <table:table-cell office:value-type="string">
            <text:p>Quantum Cost Improvement</text:p>
          </table:table-cell>
          <table:table-cell office:value-type="float" office:value="476">
            <text:p>476</text:p>
          </table:table-cell>
        </table:table-row>
        <table:table-row table:style-name="ro1">
          <table:table-cell office:value-type="string">
            <text:p>runs/f51m_233.real/o/f51m_233.real.o.7.4</text:p>
          </table:table-cell>
          <table:table-cell office:value-type="string">
            <text:p>Quantum Cost Improvement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string">
            <text:p>runs/f51m_233.real/o/f51m_233.real.o.7.0</text:p>
          </table:table-cell>
          <table:table-cell office:value-type="string">
            <text:p>Quantum Cost Improvement</text:p>
          </table:table-cell>
          <table:table-cell office:value-type="float" office:value="378">
            <text:p>378</text:p>
          </table:table-cell>
        </table:table-row>
        <table:table-row table:style-name="ro1">
          <table:table-cell office:value-type="string">
            <text:p>runs/f51m_233.real/o/f51m_233.real.o.7.5</text:p>
          </table:table-cell>
          <table:table-cell office:value-type="string">
            <text:p>Quantum Cost Improvement</text:p>
          </table:table-cell>
          <table:table-cell office:value-type="float" office:value="352">
            <text:p>352</text:p>
          </table:table-cell>
        </table:table-row>
        <table:table-row table:style-name="ro1">
          <table:table-cell office:value-type="string">
            <text:p>runs/f51m_233.real/o/f51m_233.real.o.7.4</text:p>
          </table:table-cell>
          <table:table-cell office:value-type="string">
            <text:p>Quantum Cost Improvement</text:p>
          </table:table-cell>
          <table:table-cell office:value-type="float" office:value="310">
            <text:p>310</text:p>
          </table:table-cell>
        </table:table-row>
        <table:table-row table:style-name="ro1">
          <table:table-cell office:value-type="string">
            <text:p>runs/f51m_233.real/o/f51m_233.real.o.7.5</text:p>
          </table:table-cell>
          <table:table-cell office:value-type="string">
            <text:p>Quantum Cost Improvement</text:p>
          </table:table-cell>
          <table:table-cell office:value-type="float" office:value="304">
            <text:p>304</text:p>
          </table:table-cell>
        </table:table-row>
        <table:table-row table:style-name="ro1">
          <table:table-cell office:value-type="string">
            <text:p>runs/f51m_233.real/o/f51m_233.real.o.7.5</text:p>
          </table:table-cell>
          <table:table-cell office:value-type="string">
            <text:p>Quantum Cost Improvement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string">
            <text:p>runs/f51m_233.real/o/f51m_233.real.o.7.2</text:p>
          </table:table-cell>
          <table:table-cell office:value-type="string">
            <text:p>Quantum Cost Improvement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string">
            <text:p>runs/f51m_233.real/o/f51m_233.real.o.7.3</text:p>
          </table:table-cell>
          <table:table-cell office:value-type="string">
            <text:p>Quantum Cost Improvement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runs/f51m_233.real/o/f51m_233.real.o.7.5</text:p>
          </table:table-cell>
          <table:table-cell office:value-type="string">
            <text:p>Quantum Cost Improvement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runs/f51m_233.real/o/f51m_233.real.o.7.5</text:p>
          </table:table-cell>
          <table:table-cell office:value-type="string">
            <text:p>Quantum Cost Improvement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runs/f51m_233.real/o/f51m_233.real.o.7.5</text:p>
          </table:table-cell>
          <table:table-cell office:value-type="string">
            <text:p>Quantum Cost Improvement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runs/f51m_233.real/o/f51m_233.real.o.7.9</text:p>
          </table:table-cell>
          <table:table-cell office:value-type="string">
            <text:p>Gate Count Improvement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runs/f51m_233.real/o/f51m_233.real.o.7.8</text:p>
          </table:table-cell>
          <table:table-cell office:value-type="string">
            <text:p>Gate Count Improvement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runs/f51m_233.real/o/f51m_233.real.o.7.9</text:p>
          </table:table-cell>
          <table:table-cell office:value-type="string">
            <text:p>Gate Count Improvement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runs/f51m_233.real/o/f51m_233.real.o.7.9</text:p>
          </table:table-cell>
          <table:table-cell office:value-type="string">
            <text:p>Gate Count Improvement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runs/f51m_233.real/o/f51m_233.real.o.7.4</text:p>
          </table:table-cell>
          <table:table-cell office:value-type="string">
            <text:p>Gate Count Improvement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runs/f51m_233.real/o/f51m_233.real.o.7.4</text:p>
          </table:table-cell>
          <table:table-cell office:value-type="string">
            <text:p>Gate Count Improvement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runs/f51m_233.real/o/f51m_233.real.o.7.2</text:p>
          </table:table-cell>
          <table:table-cell office:value-type="string">
            <text:p>Gate Count Improvement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runs/f51m_233.real/o/f51m_233.real.o.7.4</text:p>
          </table:table-cell>
          <table:table-cell office:value-type="string">
            <text:p>Gate Count Improvement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runs/f51m_233.real/o/f51m_233.real.o.7.4</text:p>
          </table:table-cell>
          <table:table-cell office:value-type="string">
            <text:p>Gate Count Improvement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runs/f51m_233.real/o/f51m_233.real.o.7.4</text:p>
          </table:table-cell>
          <table:table-cell office:value-type="string">
            <text:p>Gate Count Improvement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runs/f51m_233.real/o/f51m_233.real.o.7.4</text:p>
          </table:table-cell>
          <table:table-cell office:value-type="string">
            <text:p>Gate Count Improvement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runs/f51m_233.real/o/f51m_233.real.o.7.5</text:p>
          </table:table-cell>
          <table:table-cell office:value-type="string">
            <text:p>Gate Count Improvement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runs/f51m_233.real/o/f51m_233.real.o.7.5</text:p>
          </table:table-cell>
          <table:table-cell office:value-type="string">
            <text:p>Gate Count Improvement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runs/f51m_233.real/o/f51m_233.real.o.7.2</text:p>
          </table:table-cell>
          <table:table-cell office:value-type="string">
            <text:p>Gate Count Improvement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runs/f51m_233.real/o/f51m_233.real.o.7.2</text:p>
          </table:table-cell>
          <table:table-cell office:value-type="string">
            <text:p>Gate Count Improvement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runs/f51m_233.real/o/f51m_233.real.o.7.2</text:p>
          </table:table-cell>
          <table:table-cell office:value-type="string">
            <text:p>Gate Count Improvement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runs/f51m_233.real/o/f51m_233.real.o.7.2</text:p>
          </table:table-cell>
          <table:table-cell office:value-type="string">
            <text:p>Gate Count Improvement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runs/f51m_233.real/o/f51m_233.real.o.7.2</text:p>
          </table:table-cell>
          <table:table-cell office:value-type="string">
            <text:p>Gate Count Improvement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runs/f51m_233.real/o/f51m_233.real.o.7.5</text:p>
          </table:table-cell>
          <table:table-cell office:value-type="string">
            <text:p>Gate Count Improvement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runs/f51m_233.real/o/f51m_233.real.o.7.5</text:p>
          </table:table-cell>
          <table:table-cell office:value-type="string">
            <text:p>Gate Count Improvement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runs/f51m_233.real/o/f51m_233.real.o.7.9</text:p>
          </table:table-cell>
          <table:table-cell office:value-type="string">
            <text:p>Gate Count Improvement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runs/f51m_233.real/o/f51m_233.real.o.7.4</text:p>
          </table:table-cell>
          <table:table-cell office:value-type="string">
            <text:p>Gate Count Improvement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runs/f51m_233.real/o/f51m_233.real.o.7.4</text:p>
          </table:table-cell>
          <table:table-cell office:value-type="string">
            <text:p>Gate Count Improvement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runs/f51m_233.real/o/f51m_233.real.o.7.4</text:p>
          </table:table-cell>
          <table:table-cell office:value-type="string">
            <text:p>Gate Count Improvement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runs/f51m_233.real/o/f51m_233.real.o.7.4</text:p>
          </table:table-cell>
          <table:table-cell office:value-type="string">
            <text:p>Gate Count Improvement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runs/f51m_233.real/o/f51m_233.real.o.7.4</text:p>
          </table:table-cell>
          <table:table-cell office:value-type="string">
            <text:p>Gate Count Improvement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runs/f51m_233.real/o/f51m_233.real.o.7.5</text:p>
          </table:table-cell>
          <table:table-cell office:value-type="string">
            <text:p>Gate Count Improvement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runs/f51m_233.real/o/f51m_233.real.o.7.5</text:p>
          </table:table-cell>
          <table:table-cell office:value-type="string">
            <text:p>Gate Count Improvement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runs/f51m_233.real/o/f51m_233.real.o.7.4</text:p>
          </table:table-cell>
          <table:table-cell office:value-type="string">
            <text:p>Gate Count Improvement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runs/f51m_233.real/o/f51m_233.real.o.7.4</text:p>
          </table:table-cell>
          <table:table-cell office:value-type="string">
            <text:p>Gate Count Improvement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runs/f51m_233.real/o/f51m_233.real.o.7.4</text:p>
          </table:table-cell>
          <table:table-cell office:value-type="string">
            <text:p>Gate Count Improvement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runs/f51m_233.real/o/f51m_233.real.o.7.4</text:p>
          </table:table-cell>
          <table:table-cell office:value-type="string">
            <text:p>Gate Count Improvement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runs/f51m_233.real/o/f51m_233.real.o.7.2</text:p>
          </table:table-cell>
          <table:table-cell office:value-type="string">
            <text:p>Gate Count Improvement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runs/f51m_233.real/o/f51m_233.real.o.7.5</text:p>
          </table:table-cell>
          <table:table-cell office:value-type="string">
            <text:p>Gate Count Improvement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runs/f51m_233.real/o/f51m_233.real.o.7.5</text:p>
          </table:table-cell>
          <table:table-cell office:value-type="string">
            <text:p>Gate Count Improvement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runs/f51m_233.real/o/f51m_233.real.o.7.5</text:p>
          </table:table-cell>
          <table:table-cell office:value-type="string">
            <text:p>Gate Count Improvement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runs/f51m_233.real/o/f51m_233.real.o.7.5</text:p>
          </table:table-cell>
          <table:table-cell office:value-type="string">
            <text:p>Gate Count Improvement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runs/f51m_233.real/o/f51m_233.real.o.7.5</text:p>
          </table:table-cell>
          <table:table-cell office:value-type="string">
            <text:p>Gate Count Improvement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runs/f51m_233.real/o/f51m_233.real.o.7.5</text:p>
          </table:table-cell>
          <table:table-cell office:value-type="string">
            <text:p>Gate Count Improvement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runs/f51m_233.real/o/f51m_233.real.o.7.9</text:p>
          </table:table-cell>
          <table:table-cell office:value-type="string">
            <text:p>Gate Count Improvement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runs/f51m_233.real/o/f51m_233.real.o.7.9</text:p>
          </table:table-cell>
          <table:table-cell office:value-type="string">
            <text:p>Gate Count Improvement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runs/f51m_233.real/o/f51m_233.real.o.7.5</text:p>
          </table:table-cell>
          <table:table-cell office:value-type="string">
            <text:p>Gate Count Improvement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runs/f51m_233.real/o/f51m_233.real.o.7.5</text:p>
          </table:table-cell>
          <table:table-cell office:value-type="string">
            <text:p>Gate Count Improvement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runs/f51m_233.real/o/f51m_233.real.o.7.5</text:p>
          </table:table-cell>
          <table:table-cell office:value-type="string">
            <text:p>Gate Count Improvement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runs/f51m_233.real/o/f51m_233.real.o.7.5</text:p>
          </table:table-cell>
          <table:table-cell office:value-type="string">
            <text:p>Gate Count Improvement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runs/f51m_233.real/o/f51m_233.real.o.7.5</text:p>
          </table:table-cell>
          <table:table-cell office:value-type="string">
            <text:p>Gate Count Improvement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runs/f51m_233.real/o/f51m_233.real.o.7.4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uns/f51m_233.real/o/f51m_233.real.o.7.4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uns/f51m_233.real/o/f51m_233.real.o.7.4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uns/f51m_233.real/o/f51m_233.real.o.7.5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uns/f51m_233.real/o/f51m_233.real.o.7.1</text:p>
          </table:table-cell>
          <table:table-cell office:value-type="string">
            <text:p>Gate Coun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runs/f51m_233.real/o/f51m_233.real.o.7.2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uns/f51m_233.real/o/f51m_233.real.o.7.5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uns/f51m_233.real/o/f51m_233.real.o.7.5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uns/f51m_233.real/o/f51m_233.real.o.7.5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uns/f51m_233.real/o/f51m_233.real.o.7.5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uns/f51m_233.real/o/f51m_233.real.o.7.0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runs/f51m_233.real/o/f51m_233.real.o.7.3</text:p>
          </table:table-cell>
          <table:table-cell office:value-type="string">
            <text:p>Gate Coun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runs/f51m_233.real/o/f51m_233.real.o.7.1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uns/f51m_233.real/o/f51m_233.real.o.7.5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</table:table>
      <table:database-ranges>
        <table:database-range table:name="__Anonymous_Sheet_DB__0" table:target-range-address="Sheet1.A1:Sheet1.C120" table:contains-header="false">
          <table:sort>
            <table:sort-by table:field-number="1" table:order="descending" table:data-type="automatic"/>
            <table:sort-by table:field-number="2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5">04/15/2013</text:date>, <text:time>18:17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15T18:17:35</dc:date>
    <dc:creator>Rio Lowry</dc:creator>
    <meta:generator>LibreOffice/3.4$Unix LibreOffice_project/340m1$Build-502</meta:generator>
    <meta:editing-duration>PT25M18S</meta:editing-duration>
    <meta:editing-cycles>1</meta:editing-cycles>
    <meta:document-statistic meta:table-count="1" meta:cell-count="360" meta:object-count="0"/>
  </office:meta>
</office:document-meta>
</file>